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 style:list-style-name="L3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ificación de los nombres de atributos:</text:p>
      <text:p text:style-name="Standard"/>
      <text:list text:style-name="L1">
        <text:list-item>
          <text:p text:style-name="P2">Trabajo - Lugar de Trabajo</text:p>
        </text:list-item>
        <text:list-item>
          <text:p text:style-name="P2">Trabajo - Comercio en casa</text:p>
        </text:list-item>
        <text:list-item>
          <text:p text:style-name="P2">Trabajo - Ingreso Familiar</text:p>
        </text:list-item>
        <text:list-item>
          <text:p text:style-name="P2">Trabajo - Cuenta Banco</text:p>
        </text:list-item>
        <text:list-item>
          <text:p text:style-name="P2">Trabajo - Tarjeta Crédito</text:p>
        </text:list-item>
        <text:list-item>
          <text:p text:style-name="P2">Trabajo - Cesta Ticket </text:p>
        </text:list-item>
        <text:list-item>
          <text:p text:style-name="P2">Viviendas - Tipo</text:p>
        </text:list-item>
        <text:list-item>
          <text:p text:style-name="P2">Viviendas - Tenencia</text:p>
        </text:list-item>
        <text:list-item>
          <text:p text:style-name="P2">Viviendas - Terreno Propio</text:p>
        </text:list-item>
        <text:list-item>
          <text:p text:style-name="P2"><text:s/>Viviendas - OCV</text:p>
        </text:list-item>
        <text:list-item>
          <text:p text:style-name="P2"><text:s/>Viviendas - Materiales</text:p>
        </text:list-item>
        <text:list-item>
          <text:p text:style-name="P2"><text:s/>Viviendas - Enseres</text:p>
        </text:list-item>
        <text:list-item>
          <text:p text:style-name="P2"><text:s/>Viviendas - Condición Salubridad</text:p>
        </text:list-item>
        <text:list-item>
          <text:p text:style-name="P2"><text:s/>Viviendas - Plagas</text:p>
        </text:list-item>
        <text:list-item>
          <text:p text:style-name="P2"><text:s/>Viviendas - Mascotas</text:p>
        </text:list-item>
        <text:list-item>
          <text:p text:style-name="P2"><text:s/>Servicios - Aguas Blancas</text:p>
        </text:list-item>
        <text:list-item>
          <text:p text:style-name="P2"><text:s/>Servicios - Aguas Servidas</text:p>
        </text:list-item>
        <text:list-item>
          <text:p text:style-name="P2"><text:s/>Servicios - Gas</text:p>
        </text:list-item>
        <text:list-item>
          <text:p text:style-name="P2"><text:s/>Servicios - Sistema Eléctrico</text:p>
        </text:list-item>
        <text:list-item>
          <text:p text:style-name="P2"><text:s/>Servicios - Recolección de Basura </text:p>
        </text:list-item>
        <text:list-item>
          <text:p text:style-name="P2"><text:s/>Servicios - Telefonía</text:p>
        </text:list-item>
        <text:list-item>
          <text:p text:style-name="P2"><text:s/>Servicios - Transporte</text:p>
        </text:list-item>
        <text:list-item>
          <text:p text:style-name="P2"><text:s/>Servicios - Mecanismo de Información</text:p>
        </text:list-item>
        <text:list-item>
          <text:p text:style-name="P2"><text:s/>Servicios - Servicio Comunales</text:p>
        </text:list-item>
        <text:list-item>
          <text:p text:style-name="P2"><text:s/>Participación Comunitaria - Org. Comunitaria</text:p>
        </text:list-item>
        <text:list-item>
          <text:p text:style-name="P2"><text:s/>Participación Comunitaria - De acuerdo con que el pueblo administre recursos</text:p>
        </text:list-item>
        <text:list-item>
          <text:p text:style-name="P2"><text:s/>Participación Comunitaria - De acuerdo con la nueva faceta de la const.</text:p>
        </text:list-item>
        <text:list-item>
          <text:p text:style-name="P3"><text:s/>Participación Comunitaria - Participación en org. comunitaria</text:p>
        </text:list-item>
        <text:list-item>
          <text:p text:style-name="P3"><text:s/>Participación Comunitaria - Sabe sobre los consejos comunitarios</text:p>
        </text:list-item>
        <text:list-item>
          <text:p text:style-name="P3"><text:s/>Participación Comunitaria - Participación en los consejos comunales</text:p>
        </text:list-item>
        <text:list-item>
          <text:p text:style-name="P3"><text:s/>Participación Comunitaria - Área donde quiere participar</text:p>
        </text:list-item>
        <text:list-item>
          <text:p text:style-name="P3"><text:s/>Participación Comunitaria – Misiones</text:p>
        </text:list-item>
        <text:list-item>
          <text:p text:style-name="P3"><text:s/>Salud - Historial Familiares</text:p>
        </text:list-item>
        <text:list-item>
          <text:p text:style-name="P3"><text:s/>Salud - Necesita ayuda</text:p>
        </text:list-item>
        <text:list-item>
          <text:p text:style-name="P3"><text:s/>Exclusión - Tipo</text:p>
        </text:list-item>
        <text:list-item>
          <text:p text:style-name="P3"><text:s/>Exclusión - Número</text:p>
        </text:list-item>
        <text:list-item>
          <text:p text:style-name="P3"><text:s/>Censado - Nombre</text:p>
        </text:list-item>
        <text:list-item>
          <text:p text:style-name="P3"><text:s/>Censado - C.I.</text:p>
        </text:list-item>
        <text:list-item>
          <text:p text:style-name="P3"><text:s/>Censado - Nombre</text:p>
        </text:list-item>
        <text:list-item>
          <text:p text:style-name="P3"><text:s/>Censado - Profesión</text:p>
        </text:list-item>
        <text:list-item>
          <text:p text:style-name="P3"><text:s/>Censado - Nivel Instrucción</text:p>
        </text:list-item>
        <text:list-item>
          <text:p text:style-name="P3"><text:s/>Censado - Ingreso</text:p>
        </text:list-item>
        <text:list-item>
          <text:p text:style-name="P3"><text:s/>Censado - Edad</text:p>
        </text:list-item>
        <text:list-item>
          <text:p text:style-name="P3"><text:s/>Censado – Sexo</text:p>
        </text:list-item>
        <text:list-item>
          <text:p text:style-name="P3"><text:s/>Jefe Grupo Familiar - E-mail</text:p>
        </text:list-item>
        <text:list-item>
          <text:p text:style-name="P3"><text:s/>Jefe Grupo Familiar - Teléfono</text:p>
        </text:list-item>
        <text:list-item>
          <text:p text:style-name="P3"><text:s/>Jefe Grupo Familiar - Fecha Vencimiento</text:p>
        </text:list-item>
        <text:list-item>
          <text:p text:style-name="P3"><text:s/>Jefe Grupo Familiar - Trabaja</text:p>
        </text:list-item>
        <text:list-item>
          <text:p text:style-name="P3"><text:s/>Jefe Grupo Familiar - Ocupación Actual</text:p>
        </text:list-item>
        <text:list-item>
          <text:p text:style-name="P3"><text:soft-page-break/><text:s/>Jefe Grupo Familiar – Tipo de ingreso</text:p>
        </text:list-item>
        <text:list-item>
          <text:p text:style-name="P3"><text:s/>Situación Comunidad - Desventajas</text:p>
        </text:list-item>
        <text:list-item>
          <text:p text:style-name="P3"><text:s/>Situación Comunidad - Ventajas</text:p>
        </text:list-item>
        <text:list-item>
          <text:p text:style-name="P3"><text:s/>Consejo Comunal - Dirección</text:p>
        </text:list-item>
        <text:list-item>
          <text:p text:style-name="P3"><text:s/>Consejo Comunal - Nombre</text:p>
        </text:list-item>
        <text:list-item>
          <text:p text:style-name="P3"><text:s/>Sector - Código</text:p>
        </text:list-item>
        <text:list-item>
          <text:p text:style-name="P3"><text:s/>Parroquia – Nombre</text:p>
        </text:list-item>
        <text:list-item>
          <text:p text:style-name="P3"><text:s/>Municipio – Nombre</text:p>
        </text:list-item>
        <text:list-item>
          <text:p text:style-name="P3"><text:s/>Estado - Nombre</text:p>
        </text:list-item>
        <text:list-item>
          <text:p text:style-name="P3"><text:s/>Planilla - Número</text:p>
        </text:list-item>
        <text:list-item>
          <text:p text:style-name="P3"><text:s/>Planilla - Fecha </text:p>
        </text:list-item>
      </text:list>
      <text:p text:style-name="P1"/>
      <text:p text:style-name="P1"/>
      <text:p text:style-name="P1"><text:tab/>Dependencias Funcionales que se desprenden del diagrama E-R</text:p>
      <text:list text:style-name="L2">
        <text:list-item>
          <text:p text:style-name="P4">Planilla.Número -&gt; {Situación_Laboral.Trabajo,Situación_Laboral.Comercio_en_casa,Situación_Laboral.Ingreso_familiar,Situación_Laboral.Cta._banco,Situación_Laboral.Tarjeta,Situación_Laboral.Ticket}</text:p>
        </text:list-item>
        <text:list-item>
          <text:p text:style-name="P4">Planilla.Número -&gt; {Vivienda.Tipo,Vivienda.Forma_tenecia,Vivienda.Terreno_propio,Vivienda.OCV,Vivienda.Techo,Vivienda.Paredes,Vivienda.Enseres,Vivienda.Cond._salubridad,Vivienda.Plagas,Vivienda.Mascotas}</text:p>
        </text:list-item>
        <text:list-item>
          <text:p text:style-name="P4">Planilla.Número -&gt; {Servicios.Aguas_blancas,Servicios.Aguas_servidas,Servicios.Gas,Servicios.Electricidad,Servicios.Recolección_basura,Servicios.Telefonía,Servicios.Transporte,Servicios.Mecanismo_de_información,Servicios.Servicios_comunales}</text:p>
        </text:list-item>
        <text:list-item>
          <text:p text:style-name="P4">Planilla.Número -&gt; {Participación_comunitaria.Org_comunitarias,Participación_comunitaria.Administración,Participación_comunitaria.Constitución,Participación_comunitaria.Propia,Participación_comunitaria.Familia,Participación_comunitaria.Misiones,Participación_comunitaria.Sabe,Participación_comunitaria.Apoya,Participación_comunitaria.Área}</text:p>
        </text:list-item>
        <text:list-item>
          <text:p text:style-name="P4">Planilla.Número -&gt; {Salud.Ayuda_especial,Salud.Historia_familiar</text:p>
        </text:list-item>
        <text:list-item>
          <text:p text:style-name="P4">Planilla.Número -&gt; {Situación_de_exclusión.Niños,36} (Conj. Ent. “Exclusión”)</text:p>
        </text:list-item>
        <text:list-item>
          <text:p text:style-name="P4">38 -&gt; {37,39,40,41,42,43,44} (Conj. Ent. “Censado”)</text:p>
        </text:list-item>
        <text:list-item>
          <text:p text:style-name="P4">38 -&gt; {45,46,47,48,49,50} (Conj. Ent. “Jefe de Grupo Familiar”)</text:p>
        </text:list-item>
        <text:list-item>
          <text:p text:style-name="P4">38 -&gt; {51,52} (Conj. Rel. “Situación Comunidad”)</text:p>
        </text:list-item>
        <text:list-item>
          <text:p text:style-name="P4">Planilla.Número -&gt; {53,54} (Conj. Ent “Consejo Comunal”)</text:p>
        </text:list-item>
        <text:list-item>
          <text:p text:style-name="P4">54 -&gt; 55 (Conj. Ent “Sector”)</text:p>
        </text:list-item>
        <text:list-item>
          <text:p text:style-name="P4">55 -&gt; 57 (Conj. Ent “Municipio”)</text:p>
        </text:list-item>
        <text:list-item>
          <text:p text:style-name="P4">56 -&gt; 57 (Conj. Ent “Municiopio”)</text:p>
        </text:list-item>
        <text:list-item>
          <text:p text:style-name="P4">57 -&gt; 58 (Conj. Ent “Estado”)</text:p>
        </text:list-item>
        <text:list-item>
          <text:p text:style-name="P4">Planilla.Número -&gt; 38 </text:p>
        </text:list-item>
        <text:list-item>
          <text:p text:style-name="P4">38 -&gt; Planilla.Número</text:p>
        </text:list-item>
      </text:list>
      <text:p text:style-name="P1"/>
      <text:p text:style-name="P1"><text:tab/>Dependencias Funcionales deducibles de la encuesta</text:p>
      <text:list text:style-name="L3">
        <text:list-item>
          <text:p text:style-name="P5">27 -&gt; 30</text:p>
        </text:list-item>
        <text:list-item>
          <text:p text:style-name="P5">5 -&gt; 4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9-13T22:16:42</meta:creation-date>
    <dc:date>2009-09-16T12:37:23</dc:date>
    <dc:language>es-AR</dc:language>
    <meta:editing-cycles>75</meta:editing-cycles>
    <meta:editing-duration>PT3H3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1" meta:word-count="354" meta:character-count="3406"/>
  </office:meta>
</office:document-meta>
</file>